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XML Schema for jdoconfig.xml</text:h>
      <text:p text:style-name="P1">&lt;?xml version=”1.0” encoding=”UTF-8”?&gt;</text:p>
      <text:p text:style-name="P1">&lt;xs:schema</text:p>
      <text:p text:style-name="P1"><text:s text:c="2"/>targetNamespace=”http://java.sun.com/xml/ns/jdo/jdoconfig”</text:p>
      <text:p text:style-name="P1"><text:s text:c="2"/>xmlns=”http://java.sun.com/xml/ns/jdo/jdoconfig”</text:p>
      <text:p text:style-name="P1"><text:s text:c="2"/>xmlns:xs=”http://www.w3.org/2001/XMLSchema”</text:p>
      <text:p text:style-name="P1"><text:s text:c="2"/>xmlns:jdoconfig=”http://java.sun.com/xml/ns/jdo/jdoconfig”</text:p>
      <text:p text:style-name="P1"><text:s text:c="2"/>elementFormDefault=”qualified”</text:p>
      <text:p text:style-name="P1"><text:s text:c="2"/>attributeFormDefault=”unqualified”</text:p>
      <text:p text:style-name="P1"><text:s text:c="2"/>version=”3.0”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”jdoconfig”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”persistence-manager-factory” minOccurs=”1”</text:p>
      <text:p text:style-name="P1"><text:s text:c="14"/>maxOccurs=”unbounded”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”0” maxOccurs=”1”&gt;</text:p>
      <text:p text:style-name="P1"><text:s text:c="14"/>&lt;xs:element name=”property” minOccurs=”0”</text:p>
      <text:p text:style-name="P1"><text:s text:c="20"/>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”attlist.property”/&gt;</text:p>
      <text:p text:style-name="P1"><text:s text:c="16"/>&lt;/xs:complexType&gt;</text:p>
      <text:p text:style-name="P1"><text:s text:c="14"/>&lt;/xs:element&gt;</text:p>
      <text:p text:style-name="P1"><text:soft-page-break/><text:s text:c="14"/>&lt;xs:element name=”instance-lifecycle-listener”</text:p>
      <text:p text:style-name="P1"><text:s text:c="20"/>minOccurs=”0” 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“classes”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”attlist.instance-lifecycle-listener”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”attlist.persistence-manager-factory”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”attlist.jdoconfig”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”attlist.jdoconfig”/&gt;</text:p>
      <text:p text:style-name="P1"/>
      <text:p text:style-name="P1"><text:s text:c="2"/>&lt;xs:attributeGroup name=”attlist.persistence-manager-factory”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 text:c="4"/>&lt;xs:attribute name=”class” use=”optional”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”name” use=”optional”/&gt;</text:p>
      <text:p text:style-name="P1"><text:s text:c="4"/>&lt;!-- Corresponds to standard JDO property javax.jdo.option.PersistenceUnitName. --&gt;</text:p>
      <text:p text:style-name="P1"><text:s text:c="4"/>&lt;xs:attribute name=”persistence-unit-name” use=”optional”/&gt;</text:p>
      <text:p text:style-name="P1"><text:s text:c="4"/>&lt;!-- Corresponds to standard JDO property javax.jdo.option.Optimistic. --&gt;</text:p>
      <text:p text:style-name="P1"><text:soft-page-break/><text:s text:c="4"/>&lt;xs:attribute name=”optimistic” use=”optional”/&gt;</text:p>
      <text:p text:style-name="P1"><text:s text:c="4"/>&lt;!-- Corresponds to standard JDO property javax.jdo.option.ReadOnly. --&gt;</text:p>
      <text:p text:style-name="P1"><text:s text:c="4"/>&lt;xs:attribute name=”readonly” use=”optional”/&gt;</text:p>
      <text:p text:style-name="P1"><text:s text:c="4"/>&lt;!-- Corresponds to standard JDO property javax.jdo.option.RetainValues. --&gt;</text:p>
      <text:p text:style-name="P1"><text:s text:c="4"/>&lt;xs:attribute name=”retain-values” use=”optional”/&gt;</text:p>
      <text:p text:style-name="P1"><text:s text:c="4"/>&lt;!-- Corresponds to standard JDO property javax.jdo.option.RestoreValues. --&gt;</text:p>
      <text:p text:style-name="P1"><text:s text:c="4"/>&lt;xs:attribute name=”restore-values” use=”optional”/&gt;</text:p>
      <text:p text:style-name="P1"><text:s text:c="4"/>&lt;!-- Corresponds to standard JDO property javax.jdo.option.IgnoreCache. --&gt;</text:p>
      <text:p text:style-name="P1"><text:s text:c="4"/>&lt;xs:attribute name=”ignore-cache” use=”optional”/&gt;</text:p>
      <text:p text:style-name="P1"><text:s text:c="4"/>&lt;!-- Corresponds to standard JDO property javax.jdo.option.NontransactionalRead. --&gt;</text:p>
      <text:p text:style-name="P1"><text:s text:c="4"/>&lt;xs:attribute name=”nontransactional-read” use=”optional”/&gt;</text:p>
      <text:p text:style-name="P1"><text:s text:c="4"/>&lt;!-- Corresponds to standard JDO property javax.jdo.option.NontransactionalWrite. --&gt;</text:p>
      <text:p text:style-name="P1"><text:s text:c="4"/>&lt;xs:attribute name=”nontransactional-write” use=”optional”/&gt;</text:p>
      <text:p text:style-name="P1"><text:s text:c="4"/>&lt;!-- Corresponds to standard JDO property javax.jdo.option.Multithreaded. --&gt;</text:p>
      <text:p text:style-name="P1"><text:s text:c="4"/>&lt;xs:attribute name=”multithreaded” use=”optional”/&gt;</text:p>
      <text:p text:style-name="P1"><text:s text:c="4"/>&lt;!-- Corresponds to standard JDO property javax.jdo.option.TransactionIsolationLevel. --&gt;</text:p>
      <text:p text:style-name="P1"><text:s text:c="4"/>&lt;xs:attribute name=”transaction-isolation-level” use=”optional”/&gt;</text:p>
      <text:p text:style-name="P1"><text:s text:c="4"/>&lt;!-- Corresponds to standard JDO property javax.jdo.option.ConnectionDriverName. --&gt;</text:p>
      <text:p text:style-name="P1"><text:s text:c="4"/>&lt;xs:attribute name=”connection-driver-name” use=”optional”/&gt;</text:p>
      <text:p text:style-name="P1"><text:s text:c="4"/>&lt;!-- Corresponds to standard JDO property javax.jdo.option.ConnectionUserName. --&gt;</text:p>
      <text:p text:style-name="P1"><text:s text:c="4"/>&lt;xs:attribute name=”connection-user-name” use=”optional”/&gt;</text:p>
      <text:p text:style-name="P1"><text:s text:c="4"/>&lt;!-- Corresponds to standard JDO property javax.jdo.option.ConnectionPassword. --&gt;</text:p>
      <text:p text:style-name="P1"><text:s text:c="4"/>&lt;xs:attribute name=”connection-password” use=”optional”/&gt;</text:p>
      <text:p text:style-name="P1"><text:s text:c="4"/>&lt;!-- Corresponds to standard JDO property javax.jdo.option.ConnectionURL. --&gt;</text:p>
      <text:p text:style-name="P1"><text:s text:c="4"/>&lt;xs:attribute name=”connection-url” use=”optional”/&gt;</text:p>
      <text:p text:style-name="P1"><text:s text:c="4"/>&lt;!-- Corresponds to standard JDO property javax.jdo.option.ConnectionFactoryName. --&gt;</text:p>
      <text:p text:style-name="P1"><text:s text:c="4"/>&lt;xs:attribute name=”connection-factory-name” use=”optional”/&gt;</text:p>
      <text:p text:style-name="P1"><text:s text:c="4"/>&lt;!-- Corresponds to standard JDO property javax.jdo.option.ConnectionFactory2Name. --&gt;</text:p>
      <text:p text:style-name="P1"><text:s text:c="4"/>&lt;xs:attribute name=”connection-factory2-name” use=”optional”/&gt;</text:p>
      <text:p text:style-name="P1"><text:s text:c="4"/>&lt;!-- Corresponds to standard JDO property javax.jdo.option.Mapping. --&gt;</text:p>
      <text:p text:style-name="P1"><text:s text:c="4"/>&lt;xs:attribute name=”mapping” use=”optional”/&gt;</text:p>
      <text:p text:style-name="P1"><text:s text:c="4"/>&lt;!-- Corresponds to standard JDO property javax.jdo.option.DetachAllOnCommit. --&gt;</text:p>
      <text:p text:style-name="P1"><text:s text:c="4"/>&lt;xs:attribute name=”detach-all-on-commit” use=”optional”/&gt;</text:p>
      <text:p text:style-name="P1"><text:s text:c="4"/>&lt;!-- Corresponds to standard JDO property javax.jdo.option.ServerTimeZoneID. --&gt;</text:p>
      <text:p text:style-name="P1"><text:s text:c="4"/>&lt;xs:attribute name=”server-time-zone-id” use=”optional”/&gt;</text:p>
      <text:p text:style-name="P1"><text:s text:c="4"/>&lt;!-- Corresponds to standard JDO property javax.jdo.option.DatastoreReadTimeoutMillis. --&gt;</text:p>
      <text:p text:style-name="P1"><text:s text:c="4"/>&lt;xs:attribute name=”datastore-read-timeout-millis” use=”optional”/&gt;</text:p>
      <text:p text:style-name="P1"><text:s text:c="4"/>&lt;!-- Corresponds to standard JDO property javax.jdo.option.DatastoreWriteTimeoutMillis. --&gt;</text:p>
      <text:p text:style-name="P1"><text:s text:c="4"/>&lt;xs:attribute name=”datastore-write-timeout-millis” use=”optional”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”lax”/&gt;</text:p>
      <text:p text:style-name="P1"><text:s text:c="2"/>&lt;/xs:attributeGroup&gt;</text:p>
      <text:p text:style-name="P1"/>
      <text:p text:style-name="P1"><text:soft-page-break/><text:s text:c="2"/>&lt;xs:attributeGroup name=”attlist.property”&gt;</text:p>
      <text:p text:style-name="P1"><text:s text:c="4"/>&lt;!-- The name of the vendor-specific property. --&gt;</text:p>
      <text:p text:style-name="P1"><text:s text:c="4"/>&lt;xs:attribute name=”name” use=”required”/&gt;</text:p>
      <text:p text:style-name="P1"><text:s text:c="4"/>&lt;!-- The value of the vendor-specific property. --&gt;</text:p>
      <text:p text:style-name="P1"><text:s text:c="4"/>&lt;xs:attribute name=”value” use=”optional”/&gt;</text:p>
      <text:p text:style-name="P1"><text:s text:c="2"/>&lt;/xs:attributeGroup&gt;</text:p>
      <text:p text:style-name="P1"/>
      <text:p text:style-name="P1"><text:s text:c="2"/>&lt;xs:attributeGroup name=”attlist.instance-lifecycle-listener”&gt;</text:p>
      <text:p text:style-name="P1"><text:s text:c="4"/>&lt;!-- The name of the listener class to instantiate. --&gt;</text:p>
      <text:p text:style-name="P1"><text:s text:c="4"/>&lt;xs:attribute name=”listener” use=”required”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”classes” use=”optional”/&gt;</text:p>
      <text:p text:style-name="P1"><text:s text:c="2"/>&lt;/xs:attributeGroup&gt;</text:p>
      <text:p text:style-name="P1"/>
      <text:p text:style-name="P1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 style:next-style-name="Front_20_Matter_20_First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4</meta:editing-cycles>
    <meta:creation-date>2012-06-24T18:38:00</meta:creation-date>
    <dc:date>2012-06-30T17:09:58.28</dc:date>
    <meta:editing-duration>PT2M8S</meta:editing-duration>
    <meta:generator>OpenOffice.org/3.4$Win32 OpenOffice.org_project/340m1$Build-9590</meta:generator>
    <meta:document-statistic meta:table-count="0" meta:image-count="0" meta:object-count="0" meta:page-count="4" meta:paragraph-count="153" meta:word-count="586" meta:character-count="79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